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ugh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 ID</text:p>
          </table:table-cell>
          <table:table-cell office:value-type="string" calcext:value-type="string">
            <text:p>Skill 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ST-01-001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ST-01-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ST-01-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9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9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ST-01-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ST-01-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ST-01-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ST-01-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ST-01-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ST-01-0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ST-01-018</text:p>
          </table:table-cell>
        </table:table-row>
      </table:table>
      <table:table table:name="Require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 ID</text:p>
          </table:table-cell>
          <table:table-cell office:value-type="string" calcext:value-type="string">
            <text:p>Skill I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2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ST-01-001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1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3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ST-01-005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5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ST-01-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ST-01-009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ST-01-009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ST-01-005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13:54:10.359000000</meta:creation-date>
    <dc:date>2023-01-22T13:34:43.975000000</dc:date>
    <meta:editing-duration>PT1H11M30S</meta:editing-duration>
    <meta:editing-cycles>8</meta:editing-cycles>
    <meta:generator>LibreOffice/7.3.7.2$Windows_X86_64 LibreOffice_project/e114eadc50a9ff8d8c8a0567d6da8f454beeb84f</meta:generator>
    <meta:document-statistic meta:table-count="2" meta:cell-count="150" meta:object-count="0"/>
  </office:meta>
</office:document-meta>
</file>